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cred groves are tracts of virgin forests that have cultural or spiritual significance for the people who live around them. They have been protected by communities around the world for a variety of reasons, including religious practices, burial grounds, and water shed value. As a result of this the rich biodiversity of these forests are protected.</text:p>
      <text:p text:style-name="Text_20_body">In Meghalaya sacred groves represent a long tradition of environmental conservation based on indigenous knowledge by the tribal communities. They are among the few least disturbed forest patches which are serving as the natural treasure house of biodiversity and a refuge for a large number of endemic, endangered and rare taxa. The general term for sacred groves in the Khasi Hills is 'Khlaw Kyntang' or 'Law Kyntang' or 'Law Lyngdoh' while in the Jaintia Hills it is called 'Khloo Blai'. The sacred groves in the Khasi Hills and Jaintia Hills District are fundamentally based on the traditional religious belief of the tribals i.e., Khasis and Pnars, which is called Seng Khasi and Niam Tre respectively. They believed that a forest deity called 'Ryngkew', 'Basa' or 'Labasa' in the local language, resides in these sacred groves which protects and provide for the well being of the village community. In these forests cutting of trees, plucking of flowers, fruits, twigs are not allow and it is believed that if done so, the deity would get offended and caused bad things. Various rites and rituals are performed periodically in these forests. There are 79 sacred forests covering approximately 9000 ha. Area with average size varying from 0.01 ha to 1200 ha (Tiwari et al., 1999).</text:p>
      <text:p text:style-name="Text_20_body">At least 50 rare and endangered plant species of Meghalaya are confined to these groves (Tiwari et al., 1998). Recently, about 125 sacred groves in the state have been surveyed and mapped by the Meghalaya Forests Department as a part of an ongoing exerci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4:39:10.013000000</meta:creation-date>
    <dc:date>2020-09-19T13:33:19.826000000</dc:date>
    <meta:editing-duration>PT30S</meta:editing-duration>
    <meta:editing-cycles>2</meta:editing-cycles>
    <meta:generator>LibreOffice/7.0.0.3$Windows_x86 LibreOffice_project/8061b3e9204bef6b321a21033174034a5e2ea88e</meta:generator>
    <meta:document-statistic meta:table-count="0" meta:image-count="0" meta:object-count="0" meta:page-count="1" meta:paragraph-count="3" meta:word-count="312" meta:character-count="1890" meta:non-whitespace-character-count="1581"/>
  </office:meta>
</office:document-meta>
</file>